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pletFactory.newInstance( CopletDefinition cople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pletFactory.newInstance( CopletType copletType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CopletFactory.remove( CopletDefinition coplet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pletFactory.newInstance( CopletDefinition copletDefinition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CopletFactory.remove( CopletInstance copletInstance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